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27.43mm" svg:height="141.04mm" svg:x="47.36mm" svg:y="4.79mm">
            <loext:p draw:notify-on-update-of-ranges="Лист1.B1:Лист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18:25.334685210</meta:creation-date>
    <dc:date>2018-03-06T09:31:20.071303425</dc:date>
    <meta:editing-duration>PT2M43S</meta:editing-duration>
    <meta:editing-cycles>1</meta:editing-cycles>
    <meta:document-statistic meta:table-count="1" meta:cell-count="1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44cm" svg:height="14.105cm" xlink:href=".." xlink:type="simple" chart:class="chart:line" chart:style-name="ch1">
        <chart:plot-area chart:style-name="ch2" table:cell-range-address="Лист1.B1:Лист1.B10" svg:x="1.106cm" svg:y="1.027cm" svg:width="19.977cm" svg:height="11.521cm">
          <chartooo:coordinate-region svg:x="1.913cm" svg:y="1.226cm" svg:width="18.983cm" svg:height="10.675cm"/>
          <chart:axis chart:dimension="x" chart:name="primary-x" chart:style-name="ch3">
            <chart:title svg:x="10.23cm" svg:y="12.83cm" chart:style-name="ch4">
              <text:p>Углерод(C)</text:p>
            </chart:title>
            <chart:grid chart:style-name="ch5" chart:class="major"/>
          </chart:axis>
          <chart:axis chart:dimension="y" chart:name="primary-y" chart:style-name="ch3">
            <chart:title svg:x="0.092cm" svg:y="9.239cm" chart:style-name="ch6">
              <text:p>Температура Кипения(Цельсии)</text:p>
            </chart:title>
            <chart:grid chart:style-name="ch5" chart:class="major"/>
          </chart:axis>
          <chart:series chart:style-name="ch7" chart:values-cell-range-address="Лист1.B1:Лист1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Лист1.B1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